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6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867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263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outline1">
      <style:graphic-properties draw:stroke="none" draw:fill="none" fo:min-height="0.476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family="Tahoma" style:font-family-generic="swiss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Freestyle Script'" style:font-family-generic="script" style:font-pitch="variable" fo:font-size="96pt" style:font-size-asian="96pt" style:font-size-complex="96pt"/>
    </style:style>
    <style:style style:name="P4" style:family="paragraph">
      <style:paragraph-properties fo:text-align="center"/>
      <style:text-properties fo:font-family="'Freestyle Script'" style:font-family-generic="script" style:font-pitch="variable"/>
    </style:style>
    <style:style style:name="P5" style:family="paragraph">
      <style:text-properties fo:font-family="Tahoma" style:font-family-generic="swiss" style:font-pitch="variable" fo:font-size="10pt"/>
    </style:style>
    <style:style style:name="P6" style:family="paragraph">
      <style:paragraph-properties fo:text-align="center"/>
      <style:text-properties fo:font-family="Tahoma" style:font-family-generic="swiss" style:font-pitch="variable" fo:font-size="10pt"/>
    </style:style>
    <style:style style:name="T1" style:family="text">
      <style:text-properties fo:font-family="'Freestyle Script'" style:font-family-generic="script" style:font-pitch="variable" fo:font-size="96pt" style:font-size-asian="96pt" style:font-size-complex="9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size-asian="12pt" style:font-size-complex="12pt"/>
    </style:style>
    <style:style style:name="T8" style:family="text">
      <style:text-properties fo:font-style="normal" style:font-size-asian="12pt" style:font-style-asian="normal" style:font-size-complex="12pt" style:font-style-complex="normal"/>
    </style:style>
    <style:style style:name="T9" style:family="text">
      <style:text-properties fo:font-style="italic" style:font-size-asian="12pt" style:font-style-asian="italic" style:font-size-complex="12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4.1cm" svg:height="3.263cm" svg:x="6.6cm" svg:y="0.137cm" presentation:class="title" presentation:user-transformed="true">
          <draw:text-box>
            <text:p text:style-name="P1">www.GroupBuild.com</text:p>
          </draw:text-box>
        </draw:frame>
        <draw:frame draw:style-name="gr1" draw:text-style-name="P3" draw:layer="layout" svg:width="2.95cm" svg:height="4.239cm" draw:transform="rotate (0.418529954628161) translate (-0.544cm 0.44cm)">
          <draw:text-box>
            <text:p text:style-name="P2"><text:span text:style-name="T1">g</text:span></text:p>
          </draw:text-box>
        </draw:frame>
        <draw:frame draw:style-name="gr2" draw:text-style-name="P3" draw:layer="layout" svg:width="2.949cm" svg:height="4.239cm" draw:transform="rotate (-2.72288816603703) translate (3.618cm 3.635cm)">
          <draw:text-box>
            <text:p text:style-name="P2"><text:span text:style-name="T1">g</text:span></text:p>
          </draw:text-box>
        </draw:frame>
        <draw:circle draw:style-name="gr3" draw:text-style-name="P4" draw:layer="layout" svg:width="2.106cm" svg:height="2.106cm" svg:x="0.479cm" svg:y="0.94cm">
          <text:p/>
        </draw:circle>
        <draw:frame presentation:style-name="pr2" draw:text-style-name="P5" draw:layer="layout" svg:width="25.199cm" svg:height="15.98cm" svg:x="1.401cm" svg:y="4.114cm" presentation:class="outline" presentation:user-transformed="true">
          <draw:text-box>
            <text:list text:style-name="L2">
              <text:list-item>
                <text:p text:style-name="P5"><text:span text:style-name="T2">Problem</text:span><text:span text:style-name="T3">: fundraising industry works backwards -- customers are r-selected (newbies churn), so the long-tail gets ignored and vendors focus on large/established organizations who are already invested in self-made solutions</text:span></text:p>
                <text:list>
                  <text:list-item>
                    <text:p text:style-name="P5"><text:span text:style-name="T3">Vendors try to replace “silo-cratic” workflows with one-stop solutions</text:span></text:p>
                  </text:list-item>
                  <text:list-item>
                    <text:p text:style-name="P5"><text:span text:style-name="T3">Sales are slow because prospects get intimidated -- they are social not IT-centric</text:span></text:p>
                  </text:list-item>
                  <text:list-item>
                    <text:p text:style-name="P5"><text:span text:style-name="T3">Customer acquisition costs make market's head shorter, tail longer</text:span></text:p>
                  </text:list-item>
                  <text:list-item>
                    <text:p text:style-name="P5"><text:span text:style-name="T3">Vendors have to consolidate, saturate the head and then figure out how to move down into a much messier, low-margin tail</text:span></text:p>
                  </text:list-item>
                </text:list>
              </text:list-item>
              <text:list-item>
                <text:p text:style-name="P5"><text:span text:style-name="T2">The Long-T</text:span><text:span text:style-name="T2">ail</text:span>: Currently there is no default way for regular-folks to get their heads-together, <text:span text:style-name="T4">before</text:span> their group confirms mission and strategy, and <text:span text:style-name="T2">long before</text:span><text:span text:style-name="T3"> their delicate group grows into diversely-funded mega-corp</text:span></text:p>
              </text:list-item>
              <text:list-item>
                <text:p text:style-name="P5"><text:span text:style-name="T2">Solution</text:span>: <text:span text:style-name="T5">GroupBuild -- </text:span>a free MVP mobile app that forms a named-group with an AI-prompted <text:span text:style-name="T3">mission</text:span></text:p>
                <text:list>
                  <text:list-item>
                    <text:p text:style-name="P5"><text:span text:style-name="T6">GB's Peer</text:span>-E<text:span text:style-name="T6">ndorser</text:span> helps group-founder begin invitations</text:p>
                    <text:list>
                      <text:list-item>
                        <text:p text:style-name="P5"><text:span text:style-name="T7">Inviter prioritizes invitee's “7-virtues”</text:span></text:p>
                      </text:list-item>
                      <text:list-item>
                        <text:p text:style-name="P5"><text:span text:style-name="T7">Top 3-virtues tag invitee's selfie-avatar and micro-bio</text:span></text:p>
                      </text:list-item>
                      <text:list-item>
                        <text:p text:style-name="P5"><text:span text:style-name="T8">Founder edits a </text:span><text:span text:style-name="T9">GB-Survey</text:span><text:span text:style-name="T7"> that qualifies members (+18+, homeowner, whatever)</text:span></text:p>
                      </text:list-item>
                      <text:list-item>
                        <text:p text:style-name="P5">Founder enters group rules, and app helps impose them (no negging, no-one gets personally-fired, transgressors get monitor-only status)</text:p>
                      </text:list-item>
                      <text:list-item>
                        <text:p text:style-name="P5">GB auto-assigns status (leader, active, inactive, monitor)</text:p>
                      </text:list-item>
                    </text:list>
                  </text:list-item>
                  <text:list-item>
                    <text:p text:style-name="P5"><text:span text:style-name="T6">GB's Clap-Voter </text:span><text:span text:style-name="T10">lets</text:span> 2+ members agree mission, which then appears a set of operational and fundraising “plugins”</text:p>
                  </text:list-item>
                  <text:list-item>
                    <text:p text:style-name="P5"><text:span text:style-name="T6">GB's Action-Meter</text:span> maintains member's status, incl. text-capture in <text:span text:style-name="T6">3rd-party chat-groups,</text:span> if member permits, (don't reinvent off-shelf enablers)</text:p>
                  </text:list-item>
                </text:list>
              </text:list-item>
              <text:list-item>
                <text:p text:style-name="P5"><text:span text:style-name="T2">Business Model</text:span></text:p>
                <text:list>
                  <text:list-item>
                    <text:p text:style-name="P5"><text:span text:style-name="T11">Forever-free mobile-app (micro-donations for marketing-optics, not income)</text:span></text:p>
                  </text:list-item>
                  <text:list-item>
                    <text:p text:style-name="P5"><text:span text:style-name="T11">Branded-plugins request 1% revenue-share as a donation, after cumulative-US$50k e-commerce cash-flow</text:span></text:p>
                  </text:list-item>
                  <text:list-item>
                    <text:p text:style-name="P5"><text:span text:style-name="T11">Need process patent and/or viral-brand because exit valuation is about on-boarding, (less value in churning customer-base and me-too app-suite)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10.376cm" svg:height="0.476cm" svg:x="8.624cm" svg:y="2.744cm">
          <draw:text-box>
            <text:p text:style-name="P6"><text:span text:style-name="T11">Rick Ballard, Startup Ideation, October 9, 202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ne Ballard</meta:initial-creator>
    <meta:creation-date>2024-10-08T15:11:03.35</meta:creation-date>
    <meta:editing-duration>PT2H23M47S</meta:editing-duration>
    <meta:editing-cycles>3</meta:editing-cycles>
    <dc:date>2024-10-09T12:42:21.35</dc:date>
    <dc:creator>Christine Ballard</dc:creator>
    <meta:generator>OpenOffice/4.1.15$Win32 OpenOffice.org_project/4115m2$Build-9813</meta:generator>
    <meta:document-statistic meta:object-count="29"/>
  </office:meta>
</office:document-meta>
</file>